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ffffff" style:font-name="Consolas" fo:font-size="9.5pt" fo:font-weight="normal" style:font-name-asian="Consolas" style:font-size-asian="9.5pt" style:font-weight-asian="normal" style:font-name-complex="Consolas" style:font-size-complex="9.5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åndag 7/4 2014</text:p>
      <text:p text:style-name="Standard"/>
      <text:p text:style-name="P2"/>
      <text:p text:style-name="Standard">Implementerade idag början på MapManager, Tile och Player klasserna. </text:p>
      <text:p text:style-name="Standard">MapManager kan för tillfället rita ut en map baserad på en 2D array (som man får edita direkt i koden, dvs ingen editor än). MapManager updaterar även Player, för tillfället iaf, får se om detta kommer ske här även i framtiden, eller om det kommer en GameManager klass eller liknande.</text:p>
      <text:p text:style-name="Standard">Tileklassen håller för nuvarande bara koll på sin index position, sin textur och sin tiletype. Mha tiletypen så sättre tile'n själv rätt textur på sig själv. Tile'n ritas genom att MapManager'n räknar ut tile'ns pixelposition (genom att konvertera indexpos -&gt; pixelpos precis innan utritningen sker) och skickar den positionen till tile'ns drawfunktion.</text:p>
      <text:p text:style-name="Standard">Playerklassen kan lyssna på input (höger/vänster + hopp) och reagerar på dessa. Kollisiondetektion mot tiles verkar fungera förvånande bra. Gravity, friction och jumpPower fungerar, men behöver antagligen lite finetuning. Så länge player får in en lista över tiles den ska kollidera med så bör den själv kunna hantera kollisioner även i framtiden, men får se hur det blir.</text:p>
      <text:p text:style-name="Standard"/>
      <text:p text:style-name="P1">Tisdag 8/4 2014</text:p>
      <text:p text:style-name="P1"/>
      <text:p text:style-name="P3">Implementerade ganska mycket idag: </text:p>
      <text:p text:style-name="P3">Ändrade om MapManagern till att läsa en 3D array istället för en 2D array, detta låter mig rita ut nivåerna i lager. Som det är just nu har jag två olika lager, det första lagret håller själva nivån, d.vs. Alla platformstiles. Det andra lagret, som ritas efter (dvs över) det första lagret håller alla special-tiles, t.ex. JumpTile, TeleportTile och håller även Enemies och deras CollideTile. </text:p>
      <text:p text:style-name="P3">EnemyCollideTile används för att restriktera enemies movements. Om en enemy kolliderar med en enemycollidetile så vänder enemyn sig om och börjar röra sig åt andra hållet.</text:p>
      <text:p text:style-name="P3">Implementerade alltså även en enemy klass idag, ganska simpel sådan. Bara rör sig åt ett håll tills den kolliderar med en enemycollidetile, då den börjar röra sig åt andra hållet. Kan även kollidera med player, då resetas players pos till där han börjar.</text:p>
      <text:p text:style-name="P3"/>
      <text:p text:style-name="P3">Utanför kodandet satte jag även upp ett Git-folder till projektet. Måste börja få in detta i min vanlige kodrutin, idag har jag kommit ihåg att använda det ganska bra, hoppas jag gör det även i framtiden</text:p>
      <text:p text:style-name="P3"/>
      <text:p text:style-name="P1">Onsdag 9/4 2014</text:p>
      <text:p text:style-name="P1"/>
      <text:p text:style-name="P3">Skrev om enemy heirarkin. I toppen är ett interface, Ienemy, som ser till att alla enemies har vissa viktiga funktioner, t.ex. Draw, CollideWithPlayer och Hitbox. SimpleEnemy implementerar Ienemy och lägger till basic funktionalitet såsom att röra sig höger till vänster och att kollidera med de speciella enemycollidertile'sen. Tanken är sedan att mer komplexa enemies ska kunna ärva ifrån SimpleEnemy för att slippa implementera samma kod igen. Detta fungerar någolunda atm, var tvungen att lägga till en egen lista med bara ShootingEnemies för att kunna komma åt den speciella Shoot-funktionen som ShootingEnemies har. Kanske man kan lägga till en virtuell funktion till SimpleEnemy, såsom "SpecialAbility()", sedan kan de mer komplexa enemiesen använda den funktionen för att kalla på sina egna special-funktioner, såsom Shoot();.</text:p>
      <text:p text:style-name="P3"/>
      <text:p text:style-name="P3">La alltså även till ShootingEnemy idag. Tillsammans med detta så behövdes en Projectile-klass, så fixade det med. </text:p>
      <text:p text:style-name="P3">Ändrade även runt lite i koden i GameManager och EnemyManager. Bestämde mig för att låta EnemyManager Updatera och Draw'a alla Enemies, istället för att göra det i GameManager. Så nu skickas player och specialblocklist in i Enemymanager's update och all enemy-relaterad updatering görs där inne.</text:p>
      <text:p text:style-name="P3"/>
      <text:p text:style-name="P3"/>
      <text:p text:style-name="P1"><text:soft-page-break/>Torsdag 10/4 2014</text:p>
      <text:p text:style-name="P1"/>
      <text:p text:style-name="P3">Gjorde inte så jävla mycket idag, rent kodmässigt. Ändrade SimpleEnemy lite, så att EnemyColliderTile inte längre behövs, utan enemies kolliderar nu istället med världen precis som Player gör (dock bara i x-axeln änsålänge, eftersom jag inte har bestämt mig om jag ska ha enemies som rör sig i y-axlen än). </text:p>
      <text:p text:style-name="P3"/>
      <text:p text:style-name="P3">Gjorde en massa nya texturer idag dock. Det är änsålänge 13 olika Tile-texturer, men fler behövs. Jag har ännu inte gjort texurer till alla special-fall, t.ex. Till när en platform bara ska vara en tile hög, då behövs en tile som har gräs både på ovansidan och undersidan + 2 tiles som kan vara end-tiles till en sådan platform. Finns en del fler specialtiles som behöver göras, har ritat upp de flesta på papper. </text:p>
      <text:p text:style-name="P3"/>
      <text:p text:style-name="P1">Söndag 13/4 2014</text:p>
      <text:p text:style-name="P1"/>
      <text:p text:style-name="P3">Fixade idag AssignTileTyp, FindConnectedTiles och FindConnectedTileTypes funktionerna idag</text:p>
      <text:p text:style-name="P3">Dessa används för att låta tile'sen automatiskt få rätt textur. Detta gör så att map's kan byggas med enbart 1'or i arrayen, istället för att behöva komma ihåg vilket nummer som motsvarar vilken av de 40+ olika texturerna.</text:p>
      <text:p text:style-name="P3"/>
      <text:p text:style-name="P3">Detta är inte riktigt klart än dock, behöver fortfarande specifiera if-satserna till varje textur mer.</text:p>
      <text:p text:style-name="P3">Har gjort så att jag bara kan klicka någonstans på map'en så läggs där till en tile och texturen på alla tilsen runt om kring ändras. Detta kan användas för att hitta fler konditions som måste läggas in.</text:p>
      <text:p text:style-name="P3"/>
      <text:p text:style-name="P3">Behöver göra så att rightclick printar ut en if-sats igen, precis som jag gjorde med leftclick innan, så jag slipper skriva de långa jävla ifsatserna själ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5M6S</meta:editing-duration>
    <meta:editing-cycles>7</meta:editing-cycles>
    <meta:generator>OpenOffice.org/3.3$Win32 OpenOffice.org_project/330m20$Build-9567</meta:generator>
    <dc:date>2014-04-14T04:33:42.67</dc:date>
    <dc:creator>Niklas Andersson</dc:creator>
    <meta:document-statistic meta:table-count="0" meta:image-count="0" meta:object-count="0" meta:page-count="2" meta:paragraph-count="24" meta:word-count="791" meta:character-count="4948"/>
    <meta:user-defined meta:name="Info 1"/>
    <meta:user-defined meta:name="Info 2"/>
    <meta:user-defined meta:name="Info 3"/>
    <meta:user-defined meta:name="Info 4"/>
  </office:meta>
</office:document-meta>
</file>